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ff0000" fo:font-size="16pt" style:font-size-asian="16pt" style:font-size-complex="16pt"/>
    </style:style>
    <style:style style:name="P3" style:family="paragraph" style:parent-style-name="Standard">
      <style:text-properties fo:font-size="24pt" style:font-size-asian="24pt" style:font-size-complex="24pt"/>
    </style:style>
    <style:style style:name="P4" style:family="paragraph" style:parent-style-name="Standard">
      <style:text-properties fo:color="#ff0000" fo:font-size="16pt" style:font-size-asian="16pt" style:font-size-complex="16pt"/>
    </style:style>
    <style:style style:name="P5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ff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fo:line-height="138%" style:writing-mode="lr-tb"/>
      <style:text-properties fo:color="#ff0000" fo:font-size="16pt" style:font-size-asian="24pt" style:font-size-complex="24pt"/>
    </style:style>
    <style:style style:name="T1" style:family="text">
      <style:text-properties fo:color="#ff0000"/>
    </style:style>
    <style:style style:name="T2" style:family="text">
      <style:text-properties fo:font-variant="normal" fo:text-transform="none" fo:color="#ff0000" style:text-line-through-style="none" style:font-name="Arial1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 Report : Week <text:span text:style-name="T1">5</text:span></text:p>
      <text:p text:style-name="P1">Team:　<text:span text:style-name="T1">ie03project-aizu_kamikaze</text:span></text:p>
      <text:p text:style-name="P5">s1250059: Tomoyuki Furukawa</text:p>
      <text:p text:style-name="P5">s1250156: Keito Shishiki</text:p>
      <text:p text:style-name="P6"><text:span text:style-name="T2">s1250137: Tomoya Tasaki</text:span></text:p>
      <text:p text:style-name="P2"/>
      <text:p text:style-name="P2">メンバーが行った作業内容について書く。</text:p>
      <text:p text:style-name="P2">たとえば、どの処理を実装したか、こういう入力に対してこう対応したとか、こういうテストデータを作ったとか、環境設定を行ったなど。</text:p>
      <text:p text:style-name="P2"/>
      <text:p text:style-name="P2">小課題2が完成した。引き続き小課題3に取り組みはじめた。</text:p>
      <text:p text:style-name="P2"/>
      <text:p text:style-name="P2">1,2,3,ともにコードの構成についてノートに書き記して考えをまとめた上で作業に取り組んだ。配列の番号の取り扱いで悩み続けている点が多かった。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ShanHeiSun Un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4-18T09:53:38</meta:creation-date>
    <dc:date>2019-05-14T12:38:55</dc:date>
    <meta:editing-duration>PT14M</meta:editing-duration>
    <meta:editing-cycles>1</meta:editing-cycles>
    <meta:generator>OpenOffice.org/3.3$Solaris_x86 OpenOffice.org_project/330m20$Build-9567</meta:generator>
    <meta:document-statistic meta:table-count="0" meta:image-count="0" meta:object-count="0" meta:page-count="1" meta:paragraph-count="9" meta:word-count="171" meta:character-count="310"/>
    <dc:creator>Tomoya Tasaki</dc:creator>
  </office:meta>
</office:document-meta>
</file>